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3" manifest:media-type="application/vnd.sun.star.oleobject"/>
  <manifest:file-entry manifest:full-path="Obj101" manifest:media-type="application/vnd.sun.star.oleobject"/>
  <manifest:file-entry manifest:full-path="Object 14" manifest:media-type="application/vnd.sun.star.oleobject"/>
  <manifest:file-entry manifest:full-path="Obj102" manifest:media-type="application/vnd.sun.star.oleobject"/>
  <manifest:file-entry manifest:full-path="Object 40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ect 41" manifest:media-type="application/vnd.sun.star.oleobject"/>
  <manifest:file-entry manifest:full-path="Object 32" manifest:media-type="application/vnd.sun.star.oleobject"/>
  <manifest:file-entry manifest:full-path="Object 33" manifest:media-type="application/vnd.sun.star.oleobject"/>
  <manifest:file-entry manifest:full-path="Object 34" manifest:media-type="application/vnd.sun.star.oleobject"/>
  <manifest:file-entry manifest:full-path="Object 36" manifest:media-type="application/vnd.sun.star.oleobject"/>
  <manifest:file-entry manifest:full-path="Object 2" manifest:media-type="application/vnd.sun.star.oleobject"/>
  <manifest:file-entry manifest:full-path="Object 16" manifest:media-type="application/vnd.sun.star.oleobject"/>
  <manifest:file-entry manifest:full-path="settings.xml" manifest:media-type="text/xml"/>
  <manifest:file-entry manifest:full-path="Object 12" manifest:media-type="application/vnd.sun.star.oleobject"/>
  <manifest:file-entry manifest:full-path="ObjectReplacements/Object 12" manifest:media-type=""/>
  <manifest:file-entry manifest:full-path="ObjectReplacements/Obj100" manifest:media-type=""/>
  <manifest:file-entry manifest:full-path="ObjectReplacements/Object 13" manifest:media-type=""/>
  <manifest:file-entry manifest:full-path="ObjectReplacements/Obj101" manifest:media-type=""/>
  <manifest:file-entry manifest:full-path="ObjectReplacements/Object 14" manifest:media-type=""/>
  <manifest:file-entry manifest:full-path="ObjectReplacements/Obj102" manifest:media-type=""/>
  <manifest:file-entry manifest:full-path="ObjectReplacements/Object 40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ect 4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2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4" manifest:media-type=""/>
  <manifest:file-entry manifest:full-path="ObjectReplacements/Object 38" manifest:media-type=""/>
  <manifest:file-entry manifest:full-path="ObjectReplacements/Object 43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3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7" manifest:media-type=""/>
  <manifest:file-entry manifest:full-path="ObjectReplacements/Object 3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26" manifest:media-type=""/>
  <manifest:file-entry manifest:full-path="ObjectReplacements/Object 6" manifest:media-type=""/>
  <manifest:file-entry manifest:full-path="ObjectReplacements/Object 39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42" manifest:media-type=""/>
  <manifest:file-entry manifest:full-path="ObjectReplacements/Object 36" manifest:media-type=""/>
  <manifest:file-entry manifest:full-path="ObjectReplacements/Object 34" manifest:media-type=""/>
  <manifest:file-entry manifest:full-path="Obj100" manifest:media-type="application/vnd.sun.star.oleobject"/>
  <manifest:file-entry manifest:full-path="Object 30" manifest:media-type="application/vnd.sun.star.oleobject"/>
  <manifest:file-entry manifest:full-path="Object 42" manifest:media-type="application/vnd.sun.star.oleobject"/>
  <manifest:file-entry manifest:full-path="Object 8" manifest:media-type="application/vnd.sun.star.oleobject"/>
  <manifest:file-entry manifest:full-path="Object 28" manifest:media-type="application/vnd.sun.star.oleobject"/>
  <manifest:file-entry manifest:full-path="Object 43" manifest:media-type="application/vnd.sun.star.oleobject"/>
  <manifest:file-entry manifest:full-path="Object 9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10" manifest:media-type="application/vnd.sun.star.oleobject"/>
  <manifest:file-entry manifest:full-path="Configurations2/" manifest:media-type="application/vnd.sun.xml.ui.configuration"/>
  <manifest:file-entry manifest:full-path="Object 38" manifest:media-type="application/vnd.sun.star.oleobject"/>
  <manifest:file-entry manifest:full-path="styles.xml" manifest:media-type="text/xml"/>
  <manifest:file-entry manifest:full-path="Object 35" manifest:media-type="application/vnd.sun.star.oleobject"/>
  <manifest:file-entry manifest:full-path="Object 15" manifest:media-type="application/vnd.sun.star.oleobject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image/png"/>
  <manifest:file-entry manifest:full-path="Object 20" manifest:media-type="application/vnd.sun.star.oleobject"/>
  <manifest:file-entry manifest:full-path="Object 11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Object 26" manifest:media-type="application/vnd.sun.star.oleobject"/>
  <manifest:file-entry manifest:full-path="Object 37" manifest:media-type="application/vnd.sun.star.oleobject"/>
  <manifest:file-entry manifest:full-path="content.xml" manifest:media-type="text/xml"/>
  <manifest:file-entry manifest:full-path="Pictures/100000000000001F0000001B1D1C691874989B5F.png" manifest:media-type="image/png"/>
  <manifest:file-entry manifest:full-path="Pictures/100000000000001F0000001DB9E417FD70BEBD16.png" manifest:media-type="image/png"/>
  <manifest:file-entry manifest:full-path="Pictures/100000000000001D0000001C594FDE507B2AC500.png" manifest:media-type="image/png"/>
  <manifest:file-entry manifest:full-path="Object 3" manifest:media-type="application/vnd.sun.star.oleobject"/>
  <manifest:file-entry manifest:full-path="Object 25" manifest:media-type="application/vnd.sun.star.oleobject"/>
  <manifest:file-entry manifest:full-path="Object 5" manifest:media-type="application/vnd.sun.star.oleobject"/>
  <manifest:file-entry manifest:full-path="Object 39" manifest:media-type="application/vnd.sun.star.oleobject"/>
  <manifest:file-entry manifest:full-path="Object 27" manifest:media-type="application/vnd.sun.star.oleobject"/>
  <manifest:file-entry manifest:full-path="Object 7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5.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a0ed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fill-color="#a0edff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749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2.04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3.299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svg:stroke-linecap="butt" draw:fill="none" draw:textarea-vertical-align="top" draw:auto-grow-height="false" fo:min-height="0cm" fo:min-width="1.29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a0edff" draw:textarea-vertical-align="middle" draw:auto-grow-height="false" draw:fit-to-size="false" style:shrink-to-fit="false" fo:min-height="1.4cm" fo:min-width="2.2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529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52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ffbbf1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bbf1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1.749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0.358cm" fo:min-width="1.15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8.07cm" fo:min-width="0.4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449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93cdd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0" style:family="graphic" style:parent-style-name="Object_20_with_20_no_20_fill_20_and_20_no_20_line">
      <style:graphic-properties draw:stroke="none" svg:stroke-width="0cm" draw:fill="none" draw:fill-color="#93cdd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1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3.54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18cm" svg:stroke-color="#000000" svg:stroke-linecap="butt" draw:fill="solid" draw:fill-color="#cdff80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7" style:family="graphic" style:parent-style-name="Object_20_with_20_no_20_fill_20_and_20_no_20_line">
      <style:graphic-properties draw:stroke="none" svg:stroke-width="0cm" draw:fill="none" draw:fill-color="#cdff80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8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objectwithoutfill">
      <style:graphic-properties svg:stroke-color="#000000" draw:marker-end="Arrow" draw:marker-end-width="0.3cm" draw:fill="solid" draw:fill-color="#ff18fd" draw:textarea-vertical-align="middle"/>
    </style:style>
    <style:style style:name="gr4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1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0.749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18cm" svg:stroke-color="#000000" svg:stroke-linecap="butt" draw:fill="solid" draw:fill-color="#51ab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color="#000000" draw:fill="none" draw:fill-color="#51abff" draw:auto-grow-height="true" draw:auto-grow-width="false" fo:max-height="0cm" fo:min-height="0.712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</style:style>
    <style:style style:name="gr5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a5c7ce"/>
      <style:paragraph-properties fo:text-align="start"/>
      <style:text-properties fo:font-size="18pt"/>
    </style:style>
    <style:style style:name="P4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adc19"/>
      <style:paragraph-properties fo:text-align="start"/>
      <style:text-properties fo:font-size="18pt"/>
    </style:style>
    <style:style style:name="P6" style:family="paragraph">
      <loext:graphic-properties draw:fill="solid" draw:fill-color="#a0edff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 draw:fill-color="#a0edff"/>
      <style:paragraph-properties fo:text-align="start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bbf1"/>
      <style:paragraph-properties fo:text-align="center" style:font-independent-line-spacing="true"/>
      <style:text-properties fo:font-size="18pt"/>
    </style:style>
    <style:style style:name="P12" style:family="paragraph">
      <loext:graphic-properties draw:fill="none" draw:fill-color="#ffbbf1"/>
      <style:paragraph-properties style:writing-mode="lr-tb"/>
      <style:text-properties fo:font-size="18pt"/>
    </style:style>
    <style:style style:name="P13" style:family="paragraph">
      <loext:graphic-properties draw:fill="solid" draw:fill-color="#93cddd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 draw:fill-color="#93cddd"/>
      <style:paragraph-properties fo:text-align="start"/>
      <style:text-properties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7" style:family="paragraph">
      <loext:graphic-properties draw:fill="solid" draw:fill-color="#cdff80"/>
      <style:paragraph-properties fo:text-align="center" style:font-independent-line-spacing="true"/>
      <style:text-properties fo:font-size="18pt"/>
    </style:style>
    <style:style style:name="P18" style:family="paragraph">
      <loext:graphic-properties draw:fill="none" draw:fill-color="#cdff80"/>
      <style:paragraph-properties fo:text-align="start"/>
      <style:text-properties fo:font-size="18pt"/>
    </style:style>
    <style:style style:name="P19" style:family="paragraph">
      <loext:graphic-properties draw:fill="solid" draw:fill-color="#ff18fd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solid" draw:fill-color="#51abff"/>
      <style:paragraph-properties fo:text-align="center" style:font-independent-line-spacing="true"/>
      <style:text-properties fo:font-size="18pt"/>
    </style:style>
    <style:style style:name="P22" style:family="paragraph">
      <loext:graphic-properties draw:fill="none" draw:fill-color="#51abff"/>
      <style:paragraph-properties style:writing-mode="lr-tb"/>
      <style:text-properties fo:font-size="18pt"/>
    </style:style>
    <style:style style:name="P2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style:text-position="33% 58%"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Gerade Verbindung mit Pfeil 48" draw:style-name="gr1" draw:text-style-name="P1" draw:layer="layout" svg:width="0.001cm" svg:height="5.999cm" svg:x="15.208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" draw:style-name="gr2" draw:text-style-name="P2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3" draw:text-style-name="P3" draw:layer="layout" svg:width="1.269cm" svg:height="0.793cm" svg:x="11.349cm" svg:y="12.975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Ellipse 38" draw:style-name="gr4" draw:text-style-name="P4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5" draw:layer="layout" svg:width="0.899cm" svg:height="0.793cm" svg:x="14.9cm" svg:y="14.526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Gerade Verbindung mit Pfeil 75" draw:style-name="gr1" draw:text-style-name="P1" draw:layer="layout" svg:width="2.549cm" svg:height="0.001cm" svg:x="12.656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">
          <draw:custom-shape draw:name="Ellipse 74" draw:style-name="gr2" draw:text-style-name="P2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" draw:style-name="gr3" draw:text-style-name="P3" draw:layer="layout" svg:width="0.899cm" svg:height="0.793cm" svg:x="17.631cm" svg:y="3.406cm">
            <draw:object-ole draw:class-id="00000000-0000-0000-0000-000000000000" xlink:href="./Obj102" xlink:type="simple" xlink:show="embed" xlink:actuate="onLoad">
              <loext:p/>
            </draw:object-ole>
            <draw:image xlink:href="./ObjectReplacements/Obj102" xlink:type="simple" xlink:show="embed" xlink:actuate="onLoad"/>
          </draw:frame>
        </draw:g>
        <draw:custom-shape draw:name="Gerade Verbindung mit Pfeil 77" draw:style-name="gr6" draw:text-style-name="P1" draw:layer="layout" svg:width="6.23cm" svg:height="0.003cm" svg:x="10.649cm" svg:y="8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1" draw:style-name="gr7" draw:text-style-name="P6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" draw:style-name="gr7" draw:text-style-name="P6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" draw:style-name="gr1" draw:text-style-name="P1" draw:layer="layout" svg:width="0.001cm" svg:height="2.779cm" svg:x="18.05cm" svg:y="4.614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34" draw:style-name="gr8" draw:text-style-name="P7" draw:layer="layout" svg:width="1.269cm" svg:height="0.846cm" svg:x="9.013cm" svg:y="7.703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Object 41" draw:style-name="gr8" draw:text-style-name="P7" draw:layer="layout" svg:width="0.846cm" svg:height="0.846cm" svg:x="17.701cm" svg:y="7.725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Gerade Verbindung mit Pfeil 48_4" draw:style-name="gr10" draw:text-style-name="P1" draw:layer="layout" svg:width="0.001cm" svg:height="5.999cm" svg:x="15.208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4" draw:style-name="gr11" draw:text-style-name="P2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4" draw:style-name="gr3" draw:text-style-name="P3" draw:layer="layout" svg:width="1.269cm" svg:height="0.793cm" svg:x="11.349cm" svg:y="12.975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custom-shape draw:name="Ellipse 38_4" draw:style-name="gr12" draw:text-style-name="P4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4" draw:style-name="gr5" draw:text-style-name="P5" draw:layer="layout" svg:width="0.899cm" svg:height="0.793cm" svg:x="14.9cm" svg:y="14.526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custom-shape draw:name="Gerade Verbindung mit Pfeil 75_2" draw:style-name="gr13" draw:text-style-name="P1" draw:layer="layout" svg:width="2.549cm" svg:height="0.001cm" svg:x="12.656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4">
          <draw:custom-shape draw:name="Ellipse 74_4" draw:style-name="gr11" draw:text-style-name="P2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5" draw:style-name="gr3" draw:text-style-name="P3" draw:layer="layout" svg:width="0.899cm" svg:height="0.793cm" svg:x="17.631cm" svg:y="3.406cm">
            <draw:object-ole draw:class-id="00000000-0000-0000-0000-000000000000" xlink:href="./Object 34" xlink:type="simple" xlink:show="embed" xlink:actuate="onLoad">
              <loext:p/>
            </draw:object-ole>
            <draw:image xlink:href="./ObjectReplacements/Object 34" xlink:type="simple" xlink:show="embed" xlink:actuate="onLoad"/>
          </draw:frame>
        </draw:g>
        <draw:custom-shape draw:name="Gerade Verbindung mit Pfeil 77_4" draw:style-name="gr14" draw:text-style-name="P1" draw:layer="layout" svg:width="3.799cm" svg:height="0.001cm" svg:x="13.08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4" draw:style-name="gr15" draw:text-style-name="P10" draw:layer="layout" svg:width="0.599cm" svg:height="0.599cm" svg:x="12.47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4" draw:style-name="gr16" draw:text-style-name="P1" draw:layer="layout" svg:width="1.799cm" svg:height="0.001cm" svg:x="10.66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4" draw:style-name="gr17" draw:text-style-name="P6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4" draw:style-name="gr17" draw:text-style-name="P6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4" draw:style-name="gr18" draw:text-style-name="P1" draw:layer="layout" svg:width="0.001cm" svg:height="2.779cm" svg:x="18.05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4" draw:style-name="gr19" draw:text-style-name="P1" draw:layer="layout" svg:width="0.001cm" svg:height="1.774cm" svg:x="12.76cm" svg:y="6.0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8_4">
          <draw:custom-shape draw:name="Ellipse 89_4" draw:style-name="gr20" draw:text-style-name="P11" draw:layer="layout" svg:width="1.556cm" svg:height="1.675cm" svg:x="12cm" svg:y="4.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1" draw:text-style-name="P12" draw:layer="layout" svg:width="2.286cm" svg:height="0.962cm" svg:x="12.192cm" svg:y="4.626cm">
            <draw:text-box>
              <text:p><text:span text:style-name="T2">e</text:span><text:span text:style-name="T3">[t]</text:span></text:p>
            </draw:text-box>
          </draw:frame>
        </draw:g>
        <draw:frame draw:name="Object 34_17" draw:style-name="gr8" draw:text-style-name="P7" draw:layer="layout" svg:width="1.269cm" svg:height="0.846cm" svg:x="9.013cm" svg:y="7.703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41_4" draw:style-name="gr8" draw:text-style-name="P7" draw:layer="layout" svg:width="0.846cm" svg:height="0.846cm" svg:x="17.701cm" svg:y="7.725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custom-shape draw:name="Gerade Verbindung mit Pfeil 48_0" draw:style-name="gr10" draw:text-style-name="P1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0" draw:style-name="gr11" draw:text-style-name="P2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0" draw:style-name="gr3" draw:text-style-name="P3" draw:layer="layout" svg:width="1.269cm" svg:height="0.793cm" svg:x="11.288cm" svg:y="12.97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Ellipse 38_0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5" draw:text-style-name="P5" draw:layer="layout" svg:width="0.899cm" svg:height="0.793cm" svg:x="14.839cm" svg:y="14.52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Gerade Verbindung mit Pfeil 75_0" draw:style-name="gr22" draw:text-style-name="P1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0">
          <draw:custom-shape draw:name="Ellipse 74_0" draw:style-name="gr11" draw:text-style-name="P2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0" draw:style-name="gr3" draw:text-style-name="P3" draw:layer="layout" svg:width="0.899cm" svg:height="0.793cm" svg:x="17.57cm" svg:y="3.406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</draw:g>
        <draw:custom-shape draw:name="Gerade Verbindung mit Pfeil 77_0" draw:style-name="gr14" draw:text-style-name="P1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0" draw:style-name="gr23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0" draw:style-name="gr16" draw:text-style-name="P1" draw:layer="layout" svg:width="1.799cm" svg:height="0.001cm" svg:x="10.599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0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0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0" draw:style-name="gr18" draw:text-style-name="P1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0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0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2" draw:style-name="gr8" draw:text-style-name="P7" draw:layer="layout" svg:width="1.269cm" svg:height="0.846cm" svg:x="8.952cm" svg:y="7.703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41_0" draw:style-name="gr8" draw:text-style-name="P7" draw:layer="layout" svg:width="0.846cm" svg:height="0.846cm" svg:x="17.64cm" svg:y="7.72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Ellipse 22" draw:style-name="gr24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" draw:style-name="gr26" draw:text-style-name="P1" draw:layer="layout" svg:width="0.899cm" svg:height="8.319cm" draw:transform="rotate (-3.14159265358979) translate (11.933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43" draw:style-name="gr27" draw:text-style-name="P1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" draw:style-name="gr27" draw:text-style-name="P1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custom-shape draw:name="Gerade Verbindung mit Pfeil 48_2" draw:style-name="gr28" draw:text-style-name="P1" draw:layer="layout" svg:width="0.001cm" svg:height="5.699cm" svg:x="15.148cm" svg:y="8.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2" draw:style-name="gr11" draw:text-style-name="P2" xml:id="id1" draw:id="id1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" draw:style-name="gr3" draw:text-style-name="P3" draw:layer="layout" svg:width="1.269cm" svg:height="0.793cm" svg:x="11.289cm" svg:y="12.97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Ellipse 38_2" draw:style-name="gr12" draw:text-style-name="P4" xml:id="id3" draw:id="id3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" draw:style-name="gr5" draw:text-style-name="P5" draw:layer="layout" svg:width="0.899cm" svg:height="0.793cm" svg:x="14.84cm" svg:y="14.526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g draw:name="Gruppieren 86_2">
          <draw:custom-shape draw:name="Ellipse 74_2" draw:style-name="gr29" draw:text-style-name="P13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8" draw:style-name="gr30" draw:text-style-name="P14" draw:layer="layout" svg:width="0.899cm" svg:height="0.793cm" svg:x="17.571cm" svg:y="3.406cm">
            <draw:object-ole draw:class-id="00000000-0000-0000-0000-000000000000" xlink:href="./Object 20" xlink:type="simple" xlink:show="embed" xlink:actuate="onLoad">
              <loext:p/>
            </draw:object-ole>
            <draw:image xlink:href="./ObjectReplacements/Object 20" xlink:type="simple" xlink:show="embed" xlink:actuate="onLoad"/>
          </draw:frame>
        </draw:g>
        <draw:custom-shape draw:name="Gerade Verbindung mit Pfeil 77_2" draw:style-name="gr14" draw:text-style-name="P1" draw:layer="layout" svg:width="3.799cm" svg:height="0.001cm" svg:x="13.02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2" draw:style-name="gr31" draw:text-style-name="P10" draw:layer="layout" svg:width="0.599cm" svg:height="0.599cm" svg:x="12.41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2" draw:style-name="gr16" draw:text-style-name="P1" draw:layer="layout" svg:width="1.799cm" svg:height="0.001cm" svg:x="10.6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2" draw:style-name="gr17" draw:text-style-name="P6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2" draw:style-name="gr17" draw:text-style-name="P6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2" draw:style-name="gr18" draw:text-style-name="P1" draw:layer="layout" svg:width="0.001cm" svg:height="2.779cm" svg:x="17.9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2" draw:style-name="gr19" draw:text-style-name="P1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" draw:style-name="gr20" draw:text-style-name="P11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0" draw:style-name="gr8" draw:text-style-name="P7" draw:layer="layout" svg:width="1.269cm" svg:height="0.846cm" svg:x="8.953cm" svg:y="7.703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frame draw:name="Object 41_2" draw:style-name="gr8" draw:text-style-name="P7" draw:layer="layout" svg:width="0.846cm" svg:height="0.846cm" svg:x="17.641cm" svg:y="7.725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custom-shape draw:name="Ellipse 22_1" draw:style-name="gr32" draw:text-style-name="P10" draw:layer="layout" svg:width="0.599cm" svg:height="0.599cm" svg:x="14.82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0">
          <draw:custom-shape draw:name="Rechteck 25_0" draw:style-name="gr33" draw:text-style-name="P16" draw:layer="layout" svg:width="1.399cm" svg:height="0.799cm" svg:x="14.351cm" svg:y="11.925cm">
            <text:p text:style-name="P15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1" draw:style-name="gr17" draw:text-style-name="P6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1" draw:style-name="gr8" draw:text-style-name="P7" draw:layer="layout" svg:width="0.899cm" svg:height="0.846cm" svg:x="14.765cm" svg:y="10.478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custom-shape draw:name="Ellipse 29_0" draw:style-name="gr34" draw:text-style-name="P10" draw:layer="layout" svg:width="0.599cm" svg:height="0.599cm" svg:x="14.82cm" svg:y="9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0" draw:style-name="gr22" draw:text-style-name="P1" draw:layer="layout" svg:width="2.249cm" svg:height="0.001cm" svg:x="12.596cm" svg:y="13.4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0" draw:style-name="gr35" draw:text-style-name="P1" draw:layer="layout" svg:width="4.049cm" svg:height="0.001cm" svg:x="15.44cm" svg:y="9.42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0" xml:id="id2" draw:id="id2">
          <draw:custom-shape draw:name="Ellipse 33_0" draw:style-name="gr36" draw:text-style-name="P17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1" draw:style-name="gr37" draw:text-style-name="P18" draw:layer="layout" svg:width="0.74cm" svg:height="0.793cm" svg:x="19.934cm" svg:y="9.08cm">
            <draw:object-ole draw:class-id="00000000-0000-0000-0000-000000000000" xlink:href="./Object 43" xlink:type="simple" xlink:show="embed" xlink:actuate="onLoad">
              <loext:p/>
            </draw:object-ole>
            <draw:image xlink:href="./ObjectReplacements/Object 43" xlink:type="simple" xlink:show="embed" xlink:actuate="onLoad"/>
          </draw:frame>
        </draw:g>
        <draw:custom-shape draw:name="Ellipse 35_0" draw:style-name="gr38" draw:text-style-name="P10" draw:layer="layout" svg:width="0.599cm" svg:height="0.599cm" svg:x="14.84cm" svg:y="7.8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draw:connector draw:style-name="gr39" draw:text-style-name="P19" draw:layer="layout" draw:line-skew="1.931cm 0.549cm" svg:x1="11.818cm" svg:y1="14.325cm" svg:x2="21.04cm" svg:y2="9.437cm" draw:start-shape="id1" draw:start-glue-point="2" draw:end-shape="id2" draw:end-glue-point="1" svg:d="M11818 14325v2439h10280v-7327h-1058" svg:viewBox="0 0 10281 7328">
          <text:p/>
        </draw:connector>
        <draw:connector draw:style-name="gr39" draw:text-style-name="P19" draw:layer="layout" svg:x1="15.148cm" svg:y1="15.775cm" svg:x2="20.262cm" svg:y2="10.275cm" draw:start-shape="id3" draw:start-glue-point="2" draw:end-shape="id2" draw:end-glue-point="2" svg:d="M15148 15775v508h5114v-6008" svg:viewBox="0 0 5115 6009">
          <text:p/>
        </draw:connecto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Gerade Verbindung mit Pfeil 48_1" draw:style-name="gr28" draw:text-style-name="P1" draw:layer="layout" svg:width="0.001cm" svg:height="5.699cm" svg:x="15.148cm" svg:y="8.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" draw:style-name="gr11" draw:text-style-name="P2" xml:id="id6" draw:id="id6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" draw:style-name="gr40" draw:text-style-name="P1" draw:layer="layout" svg:width="1.269cm" svg:height="0.793cm" svg:x="11.289cm" svg:y="12.975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name="Ellipse 38_1" draw:style-name="gr12" draw:text-style-name="P4" xml:id="id4" draw:id="id4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" draw:style-name="gr5" draw:text-style-name="P5" draw:layer="layout" svg:width="0.899cm" svg:height="0.793cm" svg:x="14.84cm" svg:y="14.52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g draw:name="Gruppieren 86_1">
          <draw:custom-shape draw:name="Ellipse 74_1" draw:style-name="gr11" draw:text-style-name="P2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3" draw:style-name="gr3" draw:text-style-name="P3" draw:layer="layout" svg:width="0.899cm" svg:height="0.793cm" svg:x="17.571cm" svg:y="3.406cm">
            <draw:object-ole draw:class-id="00000000-0000-0000-0000-000000000000" xlink:href="./Object 10" xlink:type="simple" xlink:show="embed" xlink:actuate="onLoad">
              <loext:p/>
            </draw:object-ole>
            <draw:image xlink:href="./ObjectReplacements/Object 10" xlink:type="simple" xlink:show="embed" xlink:actuate="onLoad"/>
          </draw:frame>
        </draw:g>
        <draw:custom-shape draw:name="Gerade Verbindung mit Pfeil 77_1" draw:style-name="gr14" draw:text-style-name="P1" draw:layer="layout" svg:width="3.799cm" svg:height="0.001cm" svg:x="13.02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1" draw:style-name="gr41" draw:text-style-name="P10" draw:layer="layout" svg:width="0.599cm" svg:height="0.599cm" svg:x="12.41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1" draw:style-name="gr16" draw:text-style-name="P1" draw:layer="layout" svg:width="1.799cm" svg:height="0.001cm" svg:x="10.6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1" draw:style-name="gr17" draw:text-style-name="P6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1" draw:style-name="gr17" draw:text-style-name="P6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" draw:style-name="gr18" draw:text-style-name="P1" draw:layer="layout" svg:width="0.001cm" svg:height="2.779cm" svg:x="17.9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" draw:style-name="gr19" draw:text-style-name="P1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1" draw:style-name="gr20" draw:text-style-name="P11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5" draw:style-name="gr8" draw:text-style-name="P7" draw:layer="layout" svg:width="1.269cm" svg:height="0.846cm" svg:x="8.953cm" svg:y="7.703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Object 41_1" draw:style-name="gr8" draw:text-style-name="P7" draw:layer="layout" svg:width="0.846cm" svg:height="0.846cm" svg:x="17.641cm" svg:y="7.725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Ellipse 22_0" draw:style-name="gr42" draw:text-style-name="P10" draw:layer="layout" svg:width="0.599cm" svg:height="0.599cm" svg:x="14.82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0" draw:style-name="gr17" draw:text-style-name="P6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0" draw:style-name="gr8" draw:text-style-name="P7" draw:layer="layout" svg:width="0.899cm" svg:height="0.846cm" svg:x="14.765cm" svg:y="10.478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name="Ellipse 29" draw:style-name="gr43" draw:text-style-name="P10" draw:layer="layout" svg:width="0.599cm" svg:height="0.599cm" svg:x="14.82cm" svg:y="9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" draw:style-name="gr22" draw:text-style-name="P1" draw:layer="layout" svg:width="2.249cm" svg:height="0.001cm" svg:x="12.596cm" svg:y="13.4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" draw:style-name="gr35" draw:text-style-name="P1" draw:layer="layout" svg:width="4.049cm" svg:height="0.001cm" svg:x="15.44cm" svg:y="9.42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">
          <draw:custom-shape draw:name="Ellipse 33" draw:style-name="gr36" draw:text-style-name="P17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6" draw:style-name="gr37" draw:text-style-name="P18" draw:layer="layout" svg:width="0.74cm" svg:height="0.793cm" svg:x="19.934cm" svg:y="9.08cm">
            <draw:object-ole draw:class-id="00000000-0000-0000-0000-000000000000" xlink:href="./Object 15" xlink:type="simple" xlink:show="embed" xlink:actuate="onLoad">
              <loext:p/>
            </draw:object-ole>
            <draw:image xlink:href="./ObjectReplacements/Object 15" xlink:type="simple" xlink:show="embed" xlink:actuate="onLoad"/>
          </draw:frame>
        </draw:g>
        <draw:custom-shape draw:name="Ellipse 35" draw:style-name="gr44" draw:text-style-name="P10" draw:layer="layout" svg:width="0.599cm" svg:height="0.599cm" svg:x="14.84cm" svg:y="7.8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" draw:style-name="gr45" draw:text-style-name="P10" draw:layer="layout" svg:width="0.599cm" svg:height="0.599cm" svg:x="17.69cm" svg:y="5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" draw:style-name="gr46" draw:text-style-name="P1" draw:layer="layout" svg:width="1.249cm" svg:height="0.001cm" svg:x="18.3cm" svg:y="5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" draw:style-name="gr47" draw:text-style-name="P21" xml:id="id5" draw:id="id5" draw:layer="layout" svg:width="1.556cm" svg:height="1.675cm" svg:x="19.48cm" svg:y="4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draw:frame draw:style-name="gr48" draw:text-style-name="P22" draw:layer="layout" svg:width="1.224cm" svg:height="0.962cm" svg:x="19.612cm" svg:y="4.88cm">
          <draw:text-box>
            <text:p><text:span text:style-name="T2">o</text:span><text:span text:style-name="T3">[t]</text:span></text:p>
          </draw:text-box>
        </draw:frame>
        <draw:g draw:name="Gruppieren 24_3">
          <draw:custom-shape draw:name="Rechteck 25_3" draw:style-name="gr33" draw:text-style-name="P16" draw:layer="layout" svg:width="1.399cm" svg:height="0.799cm" svg:x="14.351cm" svg:y="11.925cm">
            <text:p text:style-name="P15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4">
          <draw:custom-shape draw:name="Rechteck 25_4" draw:style-name="gr33" draw:text-style-name="P16" draw:layer="layout" svg:width="1.399cm" svg:height="0.799cm" svg:x="17.251cm" svg:y="6.225cm">
            <text:p text:style-name="P15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39" draw:text-style-name="P19" draw:layer="layout" draw:line-skew="0cm 0.299cm" svg:x1="15.148cm" svg:y1="15.775cm" svg:x2="21.036cm" svg:y2="5.447cm" draw:start-shape="id4" draw:start-glue-point="2" draw:end-shape="id5" draw:end-glue-point="1" svg:d="M15148 15775v508h6696v-10836h-808" svg:viewBox="0 0 6697 10837">
          <text:p/>
        </draw:connector>
        <draw:connector draw:style-name="gr39" draw:text-style-name="P19" draw:layer="layout" draw:line-skew="1.931cm 7.076cm -0.29cm" svg:x1="11.818cm" svg:y1="14.325cm" svg:x2="20.258cm" svg:y2="4.61cm" draw:start-shape="id6" draw:start-glue-point="2" draw:end-shape="id5" draw:end-glue-point="0" svg:d="M11818 14325v2439h11296v-12954h-2856v800" svg:viewBox="0 0 11297 12955">
          <text:p/>
        </draw:connecto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custom-shape draw:name="Gerade Verbindung mit Pfeil 48_5" draw:style-name="gr10" draw:text-style-name="P1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5" draw:style-name="gr11" draw:text-style-name="P2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5" draw:style-name="gr3" draw:text-style-name="P3" draw:layer="layout" svg:width="1.269cm" svg:height="0.793cm" svg:x="11.288cm" svg:y="12.975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Ellipse 38_5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5" draw:style-name="gr5" draw:text-style-name="P5" draw:layer="layout" svg:width="0.899cm" svg:height="0.793cm" svg:x="14.839cm" svg:y="14.526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name="Gerade Verbindung mit Pfeil 75_3" draw:style-name="gr22" draw:text-style-name="P1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5">
          <draw:custom-shape draw:name="Ellipse 74_5" draw:style-name="gr11" draw:text-style-name="P2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4" draw:style-name="gr3" draw:text-style-name="P3" draw:layer="layout" svg:width="0.899cm" svg:height="0.793cm" svg:x="17.57cm" svg:y="3.406cm">
            <draw:object-ole draw:class-id="00000000-0000-0000-0000-000000000000" xlink:href="./Object 39" xlink:type="simple" xlink:show="embed" xlink:actuate="onLoad">
              <loext:p/>
            </draw:object-ole>
            <draw:image xlink:href="./ObjectReplacements/Object 39" xlink:type="simple" xlink:show="embed" xlink:actuate="onLoad"/>
          </draw:frame>
        </draw:g>
        <draw:custom-shape draw:name="Gerade Verbindung mit Pfeil 77_5" draw:style-name="gr14" draw:text-style-name="P1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5" draw:style-name="gr49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5" draw:style-name="gr16" draw:text-style-name="P1" draw:layer="layout" svg:width="1.799cm" svg:height="0.001cm" svg:x="10.599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5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5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5" draw:style-name="gr18" draw:text-style-name="P1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5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5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9" draw:style-name="gr8" draw:text-style-name="P7" draw:layer="layout" svg:width="1.269cm" svg:height="0.846cm" svg:x="8.952cm" svg:y="7.703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frame draw:name="Object 41_5" draw:style-name="gr8" draw:text-style-name="P7" draw:layer="layout" svg:width="0.846cm" svg:height="0.846cm" svg:x="17.64cm" svg:y="7.725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Ellipse 22_3" draw:style-name="gr50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2">
          <draw:custom-shape draw:name="Rechteck 25_2" draw:style-name="gr51" draw:text-style-name="P23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2" draw:style-name="gr27" draw:text-style-name="P1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3" draw:style-name="gr17" draw:text-style-name="P6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3" draw:style-name="gr8" draw:text-style-name="P7" draw:layer="layout" svg:width="0.899cm" svg:height="0.846cm" svg:x="14.764cm" svg:y="10.478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custom-shape draw:name="Gewinkelte Verbindung 30_3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_1" draw:style-name="gr26" draw:text-style-name="P1" draw:layer="layout" svg:width="0.899cm" svg:height="8.319cm" draw:transform="rotate (-3.14159265358979) translate (11.933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43_3" draw:style-name="gr27" draw:text-style-name="P1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3" draw:style-name="gr27" draw:text-style-name="P1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custom-shape draw:name="Gerade Verbindung mit Pfeil 48_3" draw:style-name="gr10" draw:text-style-name="P1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3" draw:style-name="gr29" draw:text-style-name="P13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" draw:style-name="gr30" draw:text-style-name="P14" draw:layer="layout" svg:width="1.269cm" svg:height="0.793cm" svg:x="11.288cm" svg:y="12.975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name="Ellipse 38_3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3" draw:style-name="gr5" draw:text-style-name="P5" draw:layer="layout" svg:width="0.899cm" svg:height="0.793cm" svg:x="14.839cm" svg:y="14.526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custom-shape draw:name="Gerade Verbindung mit Pfeil 75_1" draw:style-name="gr22" draw:text-style-name="P1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3">
          <draw:custom-shape draw:name="Ellipse 74_3" draw:style-name="gr29" draw:text-style-name="P13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2" draw:style-name="gr30" draw:text-style-name="P14" draw:layer="layout" svg:width="0.899cm" svg:height="0.793cm" svg:x="17.57cm" svg:y="3.406cm">
            <draw:object-ole draw:class-id="00000000-0000-0000-0000-000000000000" xlink:href="./Object 27" xlink:type="simple" xlink:show="embed" xlink:actuate="onLoad">
              <loext:p/>
            </draw:object-ole>
            <draw:image xlink:href="./ObjectReplacements/Object 27" xlink:type="simple" xlink:show="embed" xlink:actuate="onLoad"/>
          </draw:frame>
        </draw:g>
        <draw:custom-shape draw:name="Gerade Verbindung mit Pfeil 77_3" draw:style-name="gr14" draw:text-style-name="P1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3" draw:style-name="gr52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3" draw:style-name="gr16" draw:text-style-name="P1" draw:layer="layout" svg:width="1.799cm" svg:height="0.001cm" svg:x="10.599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3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3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3" draw:style-name="gr18" draw:text-style-name="P1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3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3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4" draw:style-name="gr8" draw:text-style-name="P7" draw:layer="layout" svg:width="1.269cm" svg:height="0.846cm" svg:x="8.952cm" svg:y="7.703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41_3" draw:style-name="gr8" draw:text-style-name="P7" draw:layer="layout" svg:width="0.846cm" svg:height="0.846cm" svg:x="17.64cm" svg:y="7.725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custom-shape draw:name="Ellipse 22_2" draw:style-name="gr53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1">
          <draw:custom-shape draw:name="Rechteck 25_1" draw:style-name="gr51" draw:text-style-name="P23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1" draw:style-name="gr27" draw:text-style-name="P1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2" draw:style-name="gr17" draw:text-style-name="P6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2" draw:style-name="gr8" draw:text-style-name="P7" draw:layer="layout" svg:width="0.899cm" svg:height="0.846cm" svg:x="14.764cm" svg:y="10.478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custom-shape draw:name="Gewinkelte Verbindung 30_2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_0" draw:style-name="gr26" draw:text-style-name="P1" draw:layer="layout" svg:width="0.899cm" svg:height="8.319cm" draw:transform="rotate (-3.14159265358979) translate (11.933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43_2" draw:style-name="gr27" draw:text-style-name="P1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2" draw:style-name="gr27" draw:text-style-name="P1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2-17">17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2</meta:editing-cycles>
    <meta:creation-date>2017-09-11T16:26:15</meta:creation-date>
    <dc:date>2021-12-16T14:22:00.405139368</dc:date>
    <meta:editing-duration>PT7M41S</meta:editing-duration>
    <meta:generator>LibreOffice/6.4.7.2$Linux_X86_64 LibreOffice_project/40$Build-2</meta:generator>
    <meta:document-statistic meta:object-count="2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